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paragraph-properties fo:line-height="150%"/>
      <style:text-properties style:font-name="Verdana"/>
    </style:style>
    <style:style style:name="P3" style:family="paragraph" style:parent-style-name="Standard">
      <style:paragraph-properties fo:line-height="150%" fo:text-align="justify" style:justify-single-word="false"/>
      <style:text-properties style:font-name="Verdana"/>
    </style:style>
    <style:style style:name="P4" style:family="paragraph" style:parent-style-name="Heading_20_1">
      <style:paragraph-properties fo:text-align="center" style:justify-single-word="false"/>
      <style:text-properties style:font-name="Verdana"/>
    </style:style>
    <style:style style:name="P5" style:family="paragraph" style:parent-style-name="Heading_20_2">
      <style:text-properties style:font-name="Verdana"/>
    </style:style>
    <style:style style:name="P6" style:family="paragraph" style:parent-style-name="Heading_20_3">
      <style:paragraph-properties fo:text-align="center" style:justify-single-word="false"/>
      <style:text-properties style:font-name="Verdana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font-name="Verdan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Control de cambios</text:h>
      <text:p text:style-name="P1"/>
      <text:h text:style-name="P5" text:outline-level="2">Revisión No. 151</text:h>
      <text:p text:style-name="P1"/>
      <text:p text:style-name="P1"><text:span text:style-name="T1">Cambios hechos por</text:span>: <text:s/>Mario Batres</text:p>
      <text:p text:style-name="P1"/>
      <text:p text:style-name="P1"/>
      <text:h text:style-name="P6" text:outline-level="3">Cambios en la tabla horario y agregación de la tabla horario_dia</text:h>
      <text:p text:style-name="P2"/>
      <text:list xml:id="list1764837917" text:style-name="L1">
        <text:list-item>
          <text:p text:style-name="P7"><text:span text:style-name="T3">Se ha eliminado el campo </text:span><text:span text:style-name="T4">“dia”</text:span><text:span text:style-name="T3"> y fue sustituido por un relación de uno a muchos con la tabla </text:span><text:span text:style-name="T2">“horario_dia”</text:span><text:span text:style-name="T3">, que también ha sido creada.</text:span></text:p>
        </text:list-item>
        <text:list-item>
          <text:p text:style-name="P7"><text:span text:style-name="T3">Se ha eliminado el campo”tipo” por no tener ninguna relación con la tabla.</text:span></text:p>
        </text:list-item>
        <text:list-item>
          <text:p text:style-name="P7"><text:span text:style-name="T3">Se ha cambiado el campo </text:span><text:span text:style-name="T2">“estado”</text:span><text:span text:style-name="T3"> por </text:span><text:span text:style-name="T2">“habilitado”</text:span><text:span text:style-name="T3"> para que tenga sentido el campo.</text:span></text:p>
        </text:list-item>
      </text:list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G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GT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io Batres</meta:initial-creator>
    <meta:creation-date>2011-02-16T01:03:46</meta:creation-date>
    <dc:date>2011-02-28T01:11:37</dc:date>
    <dc:creator>Mario Batres</dc:creator>
    <meta:editing-duration>PT00H48M00S</meta:editing-duration>
    <meta:editing-cycles>7</meta:editing-cycles>
    <meta:generator>OpenOffice.org/3.1$Unix OpenOffice.org_project/310m19$Build-9420</meta:generator>
    <meta:document-statistic meta:table-count="0" meta:image-count="0" meta:object-count="0" meta:page-count="1" meta:paragraph-count="8" meta:word-count="81" meta:character-count="426"/>
  </office:meta>
</office:document-meta>
</file>